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8.0685in" svg:height="3.2894in" svg:x="2.778in" svg:y="1.0091in">
            <draw:object draw:notify-on-update-of-ranges="out.A2:out.A101 out.A2:out.A101 out.B1:out.B1 out.B2:out.B101 out.A2:out.A101 out.C1:out.C1 out.C2:out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c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.45" calcext:value-type="float">
            <text:p>358.45</text:p>
          </table:table-cell>
          <table:table-cell office:value-type="float" office:value="326.53" calcext:value-type="float">
            <text:p>326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.44" calcext:value-type="float">
            <text:p>378.44</text:p>
          </table:table-cell>
          <table:table-cell office:value-type="float" office:value="342.54" calcext:value-type="float">
            <text:p>342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.27" calcext:value-type="float">
            <text:p>371.27</text:p>
          </table:table-cell>
          <table:table-cell office:value-type="float" office:value="339.54" calcext:value-type="float">
            <text:p>339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3.04" calcext:value-type="float">
            <text:p>353.04</text:p>
          </table:table-cell>
          <table:table-cell office:value-type="float" office:value="342.59" calcext:value-type="float">
            <text:p>342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1.21" calcext:value-type="float">
            <text:p>371.21</text:p>
          </table:table-cell>
          <table:table-cell office:value-type="float" office:value="344.3" calcext:value-type="float">
            <text:p>34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.37" calcext:value-type="float">
            <text:p>364.37</text:p>
          </table:table-cell>
          <table:table-cell office:value-type="float" office:value="324.27" calcext:value-type="float">
            <text:p>324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4.21" calcext:value-type="float">
            <text:p>374.21</text:p>
          </table:table-cell>
          <table:table-cell office:value-type="float" office:value="279.71" calcext:value-type="float">
            <text:p>279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8.51" calcext:value-type="float">
            <text:p>378.51</text:p>
          </table:table-cell>
          <table:table-cell office:value-type="float" office:value="324.33" calcext:value-type="float">
            <text:p>324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5.94" calcext:value-type="float">
            <text:p>365.94</text:p>
          </table:table-cell>
          <table:table-cell office:value-type="float" office:value="267.38" calcext:value-type="float">
            <text:p>267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.18" calcext:value-type="float">
            <text:p>373.18</text:p>
          </table:table-cell>
          <table:table-cell office:value-type="float" office:value="275.83" calcext:value-type="float">
            <text:p>275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5.66" calcext:value-type="float">
            <text:p>375.66</text:p>
          </table:table-cell>
          <table:table-cell office:value-type="float" office:value="285.38" calcext:value-type="float">
            <text:p>285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.47" calcext:value-type="float">
            <text:p>385.47</text:p>
          </table:table-cell>
          <table:table-cell office:value-type="float" office:value="302.6" calcext:value-type="float">
            <text:p>30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3.77" calcext:value-type="float">
            <text:p>383.77</text:p>
          </table:table-cell>
          <table:table-cell office:value-type="float" office:value="323.62" calcext:value-type="float">
            <text:p>323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2.8" calcext:value-type="float">
            <text:p>372.8</text:p>
          </table:table-cell>
          <table:table-cell office:value-type="float" office:value="300.04" calcext:value-type="float">
            <text:p>30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.02" calcext:value-type="float">
            <text:p>368.02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0.84" calcext:value-type="float">
            <text:p>370.84</text:p>
          </table:table-cell>
          <table:table-cell office:value-type="float" office:value="316.09" calcext:value-type="float">
            <text:p>316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28.37" calcext:value-type="float">
            <text:p>328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.36" calcext:value-type="float">
            <text:p>363.36</text:p>
          </table:table-cell>
          <table:table-cell office:value-type="float" office:value="320.55" calcext:value-type="float">
            <text:p>320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1.19" calcext:value-type="float">
            <text:p>371.19</text:p>
          </table:table-cell>
          <table:table-cell office:value-type="float" office:value="313.49" calcext:value-type="float">
            <text:p>313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4.61" calcext:value-type="float">
            <text:p>374.61</text:p>
          </table:table-cell>
          <table:table-cell office:value-type="float" office:value="321.7" calcext:value-type="float">
            <text:p>321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49" calcext:value-type="float">
            <text:p>370.49</text:p>
          </table:table-cell>
          <table:table-cell office:value-type="float" office:value="322.96" calcext:value-type="float">
            <text:p>322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3.26" calcext:value-type="float">
            <text:p>383.26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.45" calcext:value-type="float">
            <text:p>373.45</text:p>
          </table:table-cell>
          <table:table-cell office:value-type="float" office:value="298.48" calcext:value-type="float">
            <text:p>298.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4.57" calcext:value-type="float">
            <text:p>364.57</text:p>
          </table:table-cell>
          <table:table-cell office:value-type="float" office:value="326.96" calcext:value-type="float">
            <text:p>326.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4.81" calcext:value-type="float">
            <text:p>374.81</text:p>
          </table:table-cell>
          <table:table-cell office:value-type="float" office:value="311.51" calcext:value-type="float">
            <text:p>311.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7.43" calcext:value-type="float">
            <text:p>357.43</text:p>
          </table:table-cell>
          <table:table-cell office:value-type="float" office:value="324.51" calcext:value-type="float">
            <text:p>324.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5.13" calcext:value-type="float">
            <text:p>365.13</text:p>
          </table:table-cell>
          <table:table-cell office:value-type="float" office:value="290.94" calcext:value-type="float">
            <text:p>290.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4" calcext:value-type="float">
            <text:p>374</text:p>
          </table:table-cell>
          <table:table-cell office:value-type="float" office:value="301.51" calcext:value-type="float">
            <text:p>301.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1.89" calcext:value-type="float">
            <text:p>371.89</text:p>
          </table:table-cell>
          <table:table-cell office:value-type="float" office:value="289.74" calcext:value-type="float">
            <text:p>289.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1.53" calcext:value-type="float">
            <text:p>381.53</text:p>
          </table:table-cell>
          <table:table-cell office:value-type="float" office:value="319.09" calcext:value-type="float">
            <text:p>319.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6.6" calcext:value-type="float">
            <text:p>366.6</text:p>
          </table:table-cell>
          <table:table-cell office:value-type="float" office:value="317.89" calcext:value-type="float">
            <text:p>317.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1.19" calcext:value-type="float">
            <text:p>371.19</text:p>
          </table:table-cell>
          <table:table-cell office:value-type="float" office:value="323.45" calcext:value-type="float">
            <text:p>323.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1.8" calcext:value-type="float">
            <text:p>391.8</text:p>
          </table:table-cell>
          <table:table-cell office:value-type="float" office:value="297.33" calcext:value-type="float">
            <text:p>297.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7.47" calcext:value-type="float">
            <text:p>367.47</text:p>
          </table:table-cell>
          <table:table-cell office:value-type="float" office:value="322.01" calcext:value-type="float">
            <text:p>322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1.05" calcext:value-type="float">
            <text:p>371.05</text:p>
          </table:table-cell>
          <table:table-cell office:value-type="float" office:value="295.32" calcext:value-type="float">
            <text:p>295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27.3" calcext:value-type="float">
            <text:p>327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3.29" calcext:value-type="float">
            <text:p>363.29</text:p>
          </table:table-cell>
          <table:table-cell office:value-type="float" office:value="296.84" calcext:value-type="float">
            <text:p>296.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.4" calcext:value-type="float">
            <text:p>374.4</text:p>
          </table:table-cell>
          <table:table-cell office:value-type="float" office:value="320.15" calcext:value-type="float">
            <text:p>320.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4.75" calcext:value-type="float">
            <text:p>364.75</text:p>
          </table:table-cell>
          <table:table-cell office:value-type="float" office:value="331.14" calcext:value-type="float">
            <text:p>331.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5.78" calcext:value-type="float">
            <text:p>375.78</text:p>
          </table:table-cell>
          <table:table-cell office:value-type="float" office:value="296.64" calcext:value-type="float">
            <text:p>296.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0.95" calcext:value-type="float">
            <text:p>370.95</text:p>
          </table:table-cell>
          <table:table-cell office:value-type="float" office:value="297.6" calcext:value-type="float">
            <text:p>297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0.9" calcext:value-type="float">
            <text:p>360.9</text:p>
          </table:table-cell>
          <table:table-cell office:value-type="float" office:value="302.47" calcext:value-type="float">
            <text:p>302.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9.02" calcext:value-type="float">
            <text:p>369.02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5.45" calcext:value-type="float">
            <text:p>375.45</text:p>
          </table:table-cell>
          <table:table-cell office:value-type="float" office:value="237.89" calcext:value-type="float">
            <text:p>237.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6.35" calcext:value-type="float">
            <text:p>366.35</text:p>
          </table:table-cell>
          <table:table-cell office:value-type="float" office:value="283.77" calcext:value-type="float">
            <text:p>283.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4.02" calcext:value-type="float">
            <text:p>364.02</text:p>
          </table:table-cell>
          <table:table-cell office:value-type="float" office:value="310.57" calcext:value-type="float">
            <text:p>310.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5.27" calcext:value-type="float">
            <text:p>375.27</text:p>
          </table:table-cell>
          <table:table-cell office:value-type="float" office:value="277.1" calcext:value-type="float">
            <text:p>277.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0.78" calcext:value-type="float">
            <text:p>370.78</text:p>
          </table:table-cell>
          <table:table-cell office:value-type="float" office:value="301.8" calcext:value-type="float">
            <text:p>301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8.75" calcext:value-type="float">
            <text:p>378.75</text:p>
          </table:table-cell>
          <table:table-cell office:value-type="float" office:value="265.03" calcext:value-type="float">
            <text:p>265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1.11" calcext:value-type="float">
            <text:p>361.11</text:p>
          </table:table-cell>
          <table:table-cell office:value-type="float" office:value="281.64" calcext:value-type="float">
            <text:p>281.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8.05" calcext:value-type="float">
            <text:p>338.05</text:p>
          </table:table-cell>
          <table:table-cell office:value-type="float" office:value="297.81" calcext:value-type="float">
            <text:p>297.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.87" calcext:value-type="float">
            <text:p>355.87</text:p>
          </table:table-cell>
          <table:table-cell office:value-type="float" office:value="297.77" calcext:value-type="float">
            <text:p>297.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4.84" calcext:value-type="float">
            <text:p>364.84</text:p>
          </table:table-cell>
          <table:table-cell office:value-type="float" office:value="307.12" calcext:value-type="float">
            <text:p>307.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0.43" calcext:value-type="float">
            <text:p>340.43</text:p>
          </table:table-cell>
          <table:table-cell office:value-type="float" office:value="304.72" calcext:value-type="float">
            <text:p>304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0.87" calcext:value-type="float">
            <text:p>360.87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6.86" calcext:value-type="float">
            <text:p>366.86</text:p>
          </table:table-cell>
          <table:table-cell office:value-type="float" office:value="293.61" calcext:value-type="float">
            <text:p>293.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8.73" calcext:value-type="float">
            <text:p>378.73</text:p>
          </table:table-cell>
          <table:table-cell office:value-type="float" office:value="304.76" calcext:value-type="float">
            <text:p>304.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1.13" calcext:value-type="float">
            <text:p>371.13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9.28" calcext:value-type="float">
            <text:p>369.28</text:p>
          </table:table-cell>
          <table:table-cell office:value-type="float" office:value="272.25" calcext:value-type="float">
            <text:p>272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6.2" calcext:value-type="float">
            <text:p>366.2</text:p>
          </table:table-cell>
          <table:table-cell office:value-type="float" office:value="288.11" calcext:value-type="float">
            <text:p>288.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2.11" calcext:value-type="float">
            <text:p>372.11</text:p>
          </table:table-cell>
          <table:table-cell office:value-type="float" office:value="312.61" calcext:value-type="float">
            <text:p>312.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4.81" calcext:value-type="float">
            <text:p>374.81</text:p>
          </table:table-cell>
          <table:table-cell office:value-type="float" office:value="269.98" calcext:value-type="float">
            <text:p>269.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9.56" calcext:value-type="float">
            <text:p>369.56</text:p>
          </table:table-cell>
          <table:table-cell office:value-type="float" office:value="301.32" calcext:value-type="float">
            <text:p>301.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9.09" calcext:value-type="float">
            <text:p>369.09</text:p>
          </table:table-cell>
          <table:table-cell office:value-type="float" office:value="320.19" calcext:value-type="float">
            <text:p>320.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8.61" calcext:value-type="float">
            <text:p>378.61</text:p>
          </table:table-cell>
          <table:table-cell office:value-type="float" office:value="259.04" calcext:value-type="float">
            <text:p>259.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1.6" calcext:value-type="float">
            <text:p>371.6</text:p>
          </table:table-cell>
          <table:table-cell office:value-type="float" office:value="304.48" calcext:value-type="float">
            <text:p>304.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7.19" calcext:value-type="float">
            <text:p>367.19</text:p>
          </table:table-cell>
          <table:table-cell office:value-type="float" office:value="304.86" calcext:value-type="float">
            <text:p>304.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3.23" calcext:value-type="float">
            <text:p>363.23</text:p>
          </table:table-cell>
          <table:table-cell office:value-type="float" office:value="306.34" calcext:value-type="float">
            <text:p>306.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6.89" calcext:value-type="float">
            <text:p>376.89</text:p>
          </table:table-cell>
          <table:table-cell office:value-type="float" office:value="288.28" calcext:value-type="float">
            <text:p>288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5.99" calcext:value-type="float">
            <text:p>365.99</text:p>
          </table:table-cell>
          <table:table-cell office:value-type="float" office:value="291.02" calcext:value-type="float">
            <text:p>291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1.59" calcext:value-type="float">
            <text:p>371.59</text:p>
          </table:table-cell>
          <table:table-cell office:value-type="float" office:value="294.27" calcext:value-type="float">
            <text:p>294.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7.77" calcext:value-type="float">
            <text:p>367.77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4.79" calcext:value-type="float">
            <text:p>374.79</text:p>
          </table:table-cell>
          <table:table-cell office:value-type="float" office:value="305.43" calcext:value-type="float">
            <text:p>305.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2.74" calcext:value-type="float">
            <text:p>402.74</text:p>
          </table:table-cell>
          <table:table-cell office:value-type="float" office:value="290.03" calcext:value-type="float">
            <text:p>290.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5.08" calcext:value-type="float">
            <text:p>365.08</text:p>
          </table:table-cell>
          <table:table-cell office:value-type="float" office:value="259.29" calcext:value-type="float">
            <text:p>259.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1.15" calcext:value-type="float">
            <text:p>371.15</text:p>
          </table:table-cell>
          <table:table-cell office:value-type="float" office:value="278.42" calcext:value-type="float">
            <text:p>278.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3.83" calcext:value-type="float">
            <text:p>373.83</text:p>
          </table:table-cell>
          <table:table-cell office:value-type="float" office:value="313.68" calcext:value-type="float">
            <text:p>313.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0.25" calcext:value-type="float">
            <text:p>370.25</text:p>
          </table:table-cell>
          <table:table-cell office:value-type="float" office:value="344.4" calcext:value-type="float">
            <text:p>344.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6.83" calcext:value-type="float">
            <text:p>376.83</text:p>
          </table:table-cell>
          <table:table-cell office:value-type="float" office:value="344.54" calcext:value-type="float">
            <text:p>344.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6.68" calcext:value-type="float">
            <text:p>366.68</text:p>
          </table:table-cell>
          <table:table-cell office:value-type="float" office:value="335.44" calcext:value-type="float">
            <text:p>335.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3.63" calcext:value-type="float">
            <text:p>373.63</text:p>
          </table:table-cell>
          <table:table-cell office:value-type="float" office:value="339.46" calcext:value-type="float">
            <text:p>339.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34" calcext:value-type="float">
            <text:p>366.34</text:p>
          </table:table-cell>
          <table:table-cell office:value-type="float" office:value="335.58" calcext:value-type="float">
            <text:p>335.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4.3" calcext:value-type="float">
            <text:p>374.3</text:p>
          </table:table-cell>
          <table:table-cell office:value-type="float" office:value="337.31" calcext:value-type="float">
            <text:p>337.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1.33" calcext:value-type="float">
            <text:p>361.33</text:p>
          </table:table-cell>
          <table:table-cell office:value-type="float" office:value="323.74" calcext:value-type="float">
            <text:p>323.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0.71" calcext:value-type="float">
            <text:p>370.71</text:p>
          </table:table-cell>
          <table:table-cell office:value-type="float" office:value="339.94" calcext:value-type="float">
            <text:p>339.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5.4" calcext:value-type="float">
            <text:p>365.4</text:p>
          </table:table-cell>
          <table:table-cell office:value-type="float" office:value="340.63" calcext:value-type="float">
            <text:p>340.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6.62" calcext:value-type="float">
            <text:p>366.62</text:p>
          </table:table-cell>
          <table:table-cell office:value-type="float" office:value="327.09" calcext:value-type="float">
            <text:p>327.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2.93" calcext:value-type="float">
            <text:p>362.93</text:p>
          </table:table-cell>
          <table:table-cell office:value-type="float" office:value="296.97" calcext:value-type="float">
            <text:p>296.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7.47" calcext:value-type="float">
            <text:p>367.47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4.28" calcext:value-type="float">
            <text:p>374.28</text:p>
          </table:table-cell>
          <table:table-cell office:value-type="float" office:value="312.65" calcext:value-type="float">
            <text:p>312.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9.95" calcext:value-type="float">
            <text:p>369.95</text:p>
          </table:table-cell>
          <table:table-cell office:value-type="float" office:value="330.16" calcext:value-type="float">
            <text:p>330.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3.91" calcext:value-type="float">
            <text:p>373.91</text:p>
          </table:table-cell>
          <table:table-cell office:value-type="float" office:value="337.8" calcext:value-type="float">
            <text:p>337.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4.05" calcext:value-type="float">
            <text:p>374.05</text:p>
          </table:table-cell>
          <table:table-cell office:value-type="float" office:value="338.45" calcext:value-type="float">
            <text:p>338.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6.31" calcext:value-type="float">
            <text:p>366.31</text:p>
          </table:table-cell>
          <table:table-cell office:value-type="float" office:value="297.56" calcext:value-type="float">
            <text:p>297.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0.45" calcext:value-type="float">
            <text:p>370.45</text:p>
          </table:table-cell>
          <table:table-cell office:value-type="float" office:value="277.51" calcext:value-type="float">
            <text:p>277.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0.91" calcext:value-type="float">
            <text:p>370.91</text:p>
          </table:table-cell>
          <table:table-cell office:value-type="float" office:value="314.36" calcext:value-type="float">
            <text:p>314.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0.03" calcext:value-type="float">
            <text:p>370.03</text:p>
          </table:table-cell>
          <table:table-cell office:value-type="float" office:value="315.96" calcext:value-type="float">
            <text:p>315.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0.18" calcext:value-type="float">
            <text:p>370.18</text:p>
          </table:table-cell>
          <table:table-cell office:value-type="float" office:value="288.26" calcext:value-type="float">
            <text:p>288.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9.02" calcext:value-type="float">
            <text:p>369.02</text:p>
          </table:table-cell>
          <table:table-cell office:value-type="float" office:value="316.53" calcext:value-type="float">
            <text:p>316.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2.42" calcext:value-type="float">
            <text:p>362.42</text:p>
          </table:table-cell>
          <table:table-cell office:value-type="float" office:value="330.58" calcext:value-type="float">
            <text:p>330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%</number:text>
    </number:number-style>
    <number:number-style style:name="N122">
      <number:number number:decimal-places="0" number:min-integer-digits="1"/>
      <number:text> MB/s</number:text>
    </number:number-style>
    <number:number-style style:name="N123">
      <number:number number:decimal-places="0" number:min-integer-digits="1"/>
      <number:text> MB\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0:08:15.92491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0:08:33.005567867</dc:date>
    <meta:editing-duration>PT8M33S</meta:editing-duration>
    <meta:editing-cycles>6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0" number:min-integer-digits="1"/>
      <number:text>%</number:text>
    </number:number-style>
    <number:number-style style:name="N122">
      <number:number number:decimal-places="0" number:min-integer-digits="1"/>
      <number:text> MB/s</number:text>
    </number:number-style>
    <number:number-style style:name="N123">
      <number:number number:decimal-places="0" number:min-integer-digits="1"/>
      <number:text> MB\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122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2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5cm" svg:height="8.356cm" xlink:href=".." xlink:type="simple" chart:class="chart:scatter" chart:column-mapping="0 1" chart:style-name="ch1">
        <chart:legend chart:legend-position="end" svg:x="18.397cm" svg:y="3.63cm" style:legend-expansion="high" chart:style-name="ch2"/>
        <chart:plot-area chart:style-name="ch3" table:cell-range-address="out.A1:out.C101" chart:data-source-has-labels="both" svg:x="0.408cm" svg:y="0.166cm" svg:width="17.879cm" svg:height="8.021cm">
          <chartooo:coordinate-region svg:x="2.194cm" svg:y="0.365cm" svg:width="15.635cm" svg:height="7.175cm"/>
          <chart:axis chart:dimension="x" chart:name="primary-x" chart:style-name="ch4" chartooo:axis-type="auto">
            <chart:categories table:cell-range-address="out.A2:out.A10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8"/>
          <chart:series chart:attached-axis="primary-y" chart:style-name="ch9" chart:values-cell-range-address="out.B2:out.B101" chart:label-cell-address="out.B1:out.B1" chart:class="chart:scatter">
            <chart:domain table:cell-range-address="out.A2:out.A101"/>
            <chart:data-point chart:repeated="100"/>
          </chart:series>
          <chart:series chart:attached-axis="primary-y" chart:style-name="ch10" chart:values-cell-range-address="out.C2:out.C101" chart:label-cell-address="out.C1:out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</text:p>
                <draw:g>
                  <svg:desc>out.B1:out.B1</svg:desc>
                </draw:g>
              </table:table-cell>
              <table:table-cell office:value-type="string">
                <text:p>write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.A2:out.A101</svg:desc>
                </draw:g>
              </table:table-cell>
              <table:table-cell office:value-type="float" office:value="1">
                <text:p>1</text:p>
                <draw:g>
                  <svg:desc>out.A2:out.A101</svg:desc>
                </draw:g>
              </table:table-cell>
              <table:table-cell office:value-type="float" office:value="358.45">
                <text:p>358.45</text:p>
                <draw:g>
                  <svg:desc>out.B2:out.B101</svg:desc>
                </draw:g>
              </table:table-cell>
              <table:table-cell office:value-type="float" office:value="326.53">
                <text:p>326.53</text:p>
                <draw:g>
                  <svg:desc>out.C2:out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78.44">
                <text:p>378.44</text:p>
              </table:table-cell>
              <table:table-cell office:value-type="float" office:value="342.54">
                <text:p>342.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71.27">
                <text:p>371.27</text:p>
              </table:table-cell>
              <table:table-cell office:value-type="float" office:value="339.54">
                <text:p>339.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53.04">
                <text:p>353.04</text:p>
              </table:table-cell>
              <table:table-cell office:value-type="float" office:value="342.59">
                <text:p>342.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1.21">
                <text:p>371.21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64.37">
                <text:p>364.37</text:p>
              </table:table-cell>
              <table:table-cell office:value-type="float" office:value="324.27">
                <text:p>324.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74.21">
                <text:p>374.21</text:p>
              </table:table-cell>
              <table:table-cell office:value-type="float" office:value="279.71">
                <text:p>279.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78.51">
                <text:p>378.51</text:p>
              </table:table-cell>
              <table:table-cell office:value-type="float" office:value="324.33">
                <text:p>324.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5.94">
                <text:p>365.94</text:p>
              </table:table-cell>
              <table:table-cell office:value-type="float" office:value="267.38">
                <text:p>267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3.18">
                <text:p>373.18</text:p>
              </table:table-cell>
              <table:table-cell office:value-type="float" office:value="275.83">
                <text:p>275.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5.66">
                <text:p>375.66</text:p>
              </table:table-cell>
              <table:table-cell office:value-type="float" office:value="285.38">
                <text:p>285.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85.47">
                <text:p>385.47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83.77">
                <text:p>383.77</text:p>
              </table:table-cell>
              <table:table-cell office:value-type="float" office:value="323.62">
                <text:p>323.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72.8">
                <text:p>372.8</text:p>
              </table:table-cell>
              <table:table-cell office:value-type="float" office:value="300.04">
                <text:p>300.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68.02">
                <text:p>368.02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70.84">
                <text:p>370.84</text:p>
              </table:table-cell>
              <table:table-cell office:value-type="float" office:value="316.09">
                <text:p>316.0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73.52">
                <text:p>373.52</text:p>
              </table:table-cell>
              <table:table-cell office:value-type="float" office:value="328.37">
                <text:p>328.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63.36">
                <text:p>363.36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1.19">
                <text:p>371.19</text:p>
              </table:table-cell>
              <table:table-cell office:value-type="float" office:value="313.49">
                <text:p>313.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4.61">
                <text:p>374.61</text:p>
              </table:table-cell>
              <table:table-cell office:value-type="float" office:value="321.7">
                <text:p>321.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70.49">
                <text:p>370.49</text:p>
              </table:table-cell>
              <table:table-cell office:value-type="float" office:value="322.96">
                <text:p>322.9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83.26">
                <text:p>383.26</text:p>
              </table:table-cell>
              <table:table-cell office:value-type="float" office:value="307.99">
                <text:p>307.9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73.45">
                <text:p>373.45</text:p>
              </table:table-cell>
              <table:table-cell office:value-type="float" office:value="298.48">
                <text:p>298.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64.57">
                <text:p>364.57</text:p>
              </table:table-cell>
              <table:table-cell office:value-type="float" office:value="326.96">
                <text:p>326.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74.81">
                <text:p>374.81</text:p>
              </table:table-cell>
              <table:table-cell office:value-type="float" office:value="311.51">
                <text:p>311.5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57.43">
                <text:p>357.43</text:p>
              </table:table-cell>
              <table:table-cell office:value-type="float" office:value="324.51">
                <text:p>324.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65.13">
                <text:p>365.13</text:p>
              </table:table-cell>
              <table:table-cell office:value-type="float" office:value="290.94">
                <text:p>290.9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301.51">
                <text:p>301.5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71.89">
                <text:p>371.89</text:p>
              </table:table-cell>
              <table:table-cell office:value-type="float" office:value="289.74">
                <text:p>289.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1.53">
                <text:p>381.53</text:p>
              </table:table-cell>
              <table:table-cell office:value-type="float" office:value="319.09">
                <text:p>319.0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66.6">
                <text:p>366.6</text:p>
              </table:table-cell>
              <table:table-cell office:value-type="float" office:value="317.89">
                <text:p>317.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71.19">
                <text:p>371.19</text:p>
              </table:table-cell>
              <table:table-cell office:value-type="float" office:value="323.45">
                <text:p>323.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91.8">
                <text:p>391.8</text:p>
              </table:table-cell>
              <table:table-cell office:value-type="float" office:value="297.33">
                <text:p>297.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67.47">
                <text:p>367.47</text:p>
              </table:table-cell>
              <table:table-cell office:value-type="float" office:value="322.01">
                <text:p>322.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71.05">
                <text:p>371.05</text:p>
              </table:table-cell>
              <table:table-cell office:value-type="float" office:value="295.32">
                <text:p>295.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79.95">
                <text:p>379.95</text:p>
              </table:table-cell>
              <table:table-cell office:value-type="float" office:value="327.3">
                <text:p>327.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63.29">
                <text:p>363.29</text:p>
              </table:table-cell>
              <table:table-cell office:value-type="float" office:value="296.84">
                <text:p>296.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74.4">
                <text:p>374.4</text:p>
              </table:table-cell>
              <table:table-cell office:value-type="float" office:value="320.15">
                <text:p>320.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4.75">
                <text:p>364.75</text:p>
              </table:table-cell>
              <table:table-cell office:value-type="float" office:value="331.14">
                <text:p>331.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5.78">
                <text:p>375.78</text:p>
              </table:table-cell>
              <table:table-cell office:value-type="float" office:value="296.64">
                <text:p>296.6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70.95">
                <text:p>370.95</text:p>
              </table:table-cell>
              <table:table-cell office:value-type="float" office:value="297.6">
                <text:p>297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60.9">
                <text:p>360.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69.02">
                <text:p>369.02</text:p>
              </table:table-cell>
              <table:table-cell office:value-type="float" office:value="322.8">
                <text:p>322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75.45">
                <text:p>375.45</text:p>
              </table:table-cell>
              <table:table-cell office:value-type="float" office:value="237.89">
                <text:p>237.8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66.35">
                <text:p>366.35</text:p>
              </table:table-cell>
              <table:table-cell office:value-type="float" office:value="283.77">
                <text:p>283.7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64.02">
                <text:p>364.02</text:p>
              </table:table-cell>
              <table:table-cell office:value-type="float" office:value="310.57">
                <text:p>310.5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375.27">
                <text:p>375.27</text:p>
              </table:table-cell>
              <table:table-cell office:value-type="float" office:value="277.1">
                <text:p>277.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70.78">
                <text:p>370.78</text:p>
              </table:table-cell>
              <table:table-cell office:value-type="float" office:value="301.8">
                <text:p>301.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78.75">
                <text:p>378.75</text:p>
              </table:table-cell>
              <table:table-cell office:value-type="float" office:value="265.03">
                <text:p>265.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1.11">
                <text:p>361.11</text:p>
              </table:table-cell>
              <table:table-cell office:value-type="float" office:value="281.64">
                <text:p>281.6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38.05">
                <text:p>338.05</text:p>
              </table:table-cell>
              <table:table-cell office:value-type="float" office:value="297.81">
                <text:p>297.8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55.87">
                <text:p>355.87</text:p>
              </table:table-cell>
              <table:table-cell office:value-type="float" office:value="297.77">
                <text:p>297.7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64.84">
                <text:p>364.84</text:p>
              </table:table-cell>
              <table:table-cell office:value-type="float" office:value="307.12">
                <text:p>307.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340.43">
                <text:p>340.43</text:p>
              </table:table-cell>
              <table:table-cell office:value-type="float" office:value="304.72">
                <text:p>304.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360.87">
                <text:p>360.87</text:p>
              </table:table-cell>
              <table:table-cell office:value-type="float" office:value="280.23">
                <text:p>280.2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366.86">
                <text:p>366.86</text:p>
              </table:table-cell>
              <table:table-cell office:value-type="float" office:value="293.61">
                <text:p>293.6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378.73">
                <text:p>378.73</text:p>
              </table:table-cell>
              <table:table-cell office:value-type="float" office:value="304.76">
                <text:p>304.7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371.13">
                <text:p>371.13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69.28">
                <text:p>369.28</text:p>
              </table:table-cell>
              <table:table-cell office:value-type="float" office:value="272.25">
                <text:p>272.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66.2">
                <text:p>366.2</text:p>
              </table:table-cell>
              <table:table-cell office:value-type="float" office:value="288.11">
                <text:p>288.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72.11">
                <text:p>372.11</text:p>
              </table:table-cell>
              <table:table-cell office:value-type="float" office:value="312.61">
                <text:p>312.6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74.81">
                <text:p>374.81</text:p>
              </table:table-cell>
              <table:table-cell office:value-type="float" office:value="269.98">
                <text:p>269.9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69.56">
                <text:p>369.56</text:p>
              </table:table-cell>
              <table:table-cell office:value-type="float" office:value="301.32">
                <text:p>30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69.09">
                <text:p>369.09</text:p>
              </table:table-cell>
              <table:table-cell office:value-type="float" office:value="320.19">
                <text:p>320.1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78.61">
                <text:p>378.61</text:p>
              </table:table-cell>
              <table:table-cell office:value-type="float" office:value="259.04">
                <text:p>259.0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71.6">
                <text:p>371.6</text:p>
              </table:table-cell>
              <table:table-cell office:value-type="float" office:value="304.48">
                <text:p>304.4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367.19">
                <text:p>367.19</text:p>
              </table:table-cell>
              <table:table-cell office:value-type="float" office:value="304.86">
                <text:p>304.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363.23">
                <text:p>363.23</text:p>
              </table:table-cell>
              <table:table-cell office:value-type="float" office:value="306.34">
                <text:p>306.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76.89">
                <text:p>376.89</text:p>
              </table:table-cell>
              <table:table-cell office:value-type="float" office:value="288.28">
                <text:p>288.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65.99">
                <text:p>365.99</text:p>
              </table:table-cell>
              <table:table-cell office:value-type="float" office:value="291.02">
                <text:p>291.0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71.59">
                <text:p>371.59</text:p>
              </table:table-cell>
              <table:table-cell office:value-type="float" office:value="294.27">
                <text:p>294.2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67.77">
                <text:p>367.77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74.79">
                <text:p>374.79</text:p>
              </table:table-cell>
              <table:table-cell office:value-type="float" office:value="305.43">
                <text:p>305.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402.74">
                <text:p>402.74</text:p>
              </table:table-cell>
              <table:table-cell office:value-type="float" office:value="290.03">
                <text:p>290.0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365.08">
                <text:p>365.08</text:p>
              </table:table-cell>
              <table:table-cell office:value-type="float" office:value="259.29">
                <text:p>259.2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371.15">
                <text:p>371.15</text:p>
              </table:table-cell>
              <table:table-cell office:value-type="float" office:value="278.42">
                <text:p>278.4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373.83">
                <text:p>373.83</text:p>
              </table:table-cell>
              <table:table-cell office:value-type="float" office:value="313.68">
                <text:p>313.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70.25">
                <text:p>370.25</text:p>
              </table:table-cell>
              <table:table-cell office:value-type="float" office:value="344.4">
                <text:p>344.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76.83">
                <text:p>376.83</text:p>
              </table:table-cell>
              <table:table-cell office:value-type="float" office:value="344.54">
                <text:p>344.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66.68">
                <text:p>366.68</text:p>
              </table:table-cell>
              <table:table-cell office:value-type="float" office:value="335.44">
                <text:p>335.4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73.63">
                <text:p>373.63</text:p>
              </table:table-cell>
              <table:table-cell office:value-type="float" office:value="339.46">
                <text:p>339.4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366.34">
                <text:p>366.34</text:p>
              </table:table-cell>
              <table:table-cell office:value-type="float" office:value="335.58">
                <text:p>335.5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374.3">
                <text:p>374.3</text:p>
              </table:table-cell>
              <table:table-cell office:value-type="float" office:value="337.31">
                <text:p>337.3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361.33">
                <text:p>361.33</text:p>
              </table:table-cell>
              <table:table-cell office:value-type="float" office:value="323.74">
                <text:p>323.7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370.71">
                <text:p>370.71</text:p>
              </table:table-cell>
              <table:table-cell office:value-type="float" office:value="339.94">
                <text:p>339.9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365.4">
                <text:p>365.4</text:p>
              </table:table-cell>
              <table:table-cell office:value-type="float" office:value="340.63">
                <text:p>340.6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366.62">
                <text:p>366.62</text:p>
              </table:table-cell>
              <table:table-cell office:value-type="float" office:value="327.09">
                <text:p>327.0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362.93">
                <text:p>362.93</text:p>
              </table:table-cell>
              <table:table-cell office:value-type="float" office:value="296.97">
                <text:p>296.9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67.47">
                <text:p>367.47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74.28">
                <text:p>374.28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69.95">
                <text:p>369.95</text:p>
              </table:table-cell>
              <table:table-cell office:value-type="float" office:value="330.16">
                <text:p>330.1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73.91">
                <text:p>373.91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374.05">
                <text:p>374.05</text:p>
              </table:table-cell>
              <table:table-cell office:value-type="float" office:value="338.45">
                <text:p>338.4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366.31">
                <text:p>366.31</text:p>
              </table:table-cell>
              <table:table-cell office:value-type="float" office:value="297.56">
                <text:p>297.5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370.45">
                <text:p>370.45</text:p>
              </table:table-cell>
              <table:table-cell office:value-type="float" office:value="277.51">
                <text:p>277.5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370.91">
                <text:p>370.91</text:p>
              </table:table-cell>
              <table:table-cell office:value-type="float" office:value="314.36">
                <text:p>314.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370.03">
                <text:p>370.03</text:p>
              </table:table-cell>
              <table:table-cell office:value-type="float" office:value="315.96">
                <text:p>315.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370.18">
                <text:p>370.18</text:p>
              </table:table-cell>
              <table:table-cell office:value-type="float" office:value="288.26">
                <text:p>288.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69.02">
                <text:p>369.02</text:p>
              </table:table-cell>
              <table:table-cell office:value-type="float" office:value="316.53">
                <text:p>316.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62.42">
                <text:p>362.42</text:p>
              </table:table-cell>
              <table:table-cell office:value-type="float" office:value="330.58">
                <text:p>330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